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8.06cm" fo:margin-left="-1.06cm" table:align="left"/>
    </style:style>
    <style:style style:name="Tableau1.A" style:family="table-column">
      <style:table-column-properties style:column-width="2.764cm"/>
    </style:style>
    <style:style style:name="Tableau1.B" style:family="table-column">
      <style:table-column-properties style:column-width="1.704cm"/>
    </style:style>
    <style:style style:name="Tableau1.C" style:family="table-column">
      <style:table-column-properties style:column-width="1.676cm"/>
    </style:style>
    <style:style style:name="Tableau1.D" style:family="table-column">
      <style:table-column-properties style:column-width="1.706cm"/>
    </style:style>
    <style:style style:name="Tableau1.F" style:family="table-column">
      <style:table-column-properties style:column-width="1.734cm"/>
    </style:style>
    <style:style style:name="Tableau1.J" style:family="table-column">
      <style:table-column-properties style:column-width="1.71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84cm"/>
    </style:style>
    <style:style style:name="P1" style:family="paragraph" style:parent-style-name="Table_20_Contents">
      <style:text-properties officeooo:rsid="0003d33c" officeooo:paragraph-rsid="0003d33c"/>
    </style:style>
    <style:style style:name="P2" style:family="paragraph" style:parent-style-name="Table_20_Contents">
      <style:text-properties officeooo:rsid="0003ebd8" officeooo:paragraph-rsid="0003ebd8"/>
    </style:style>
    <style:style style:name="P3" style:family="paragraph" style:parent-style-name="Table_20_Contents">
      <style:text-properties officeooo:rsid="0004be2f" officeooo:paragraph-rsid="0004be2f"/>
    </style:style>
    <style:style style:name="P4" style:family="paragraph" style:parent-style-name="Table_20_Contents">
      <style:text-properties officeooo:rsid="0005b081" officeooo:paragraph-rsid="0005b081"/>
    </style:style>
    <style:style style:name="P5" style:family="paragraph" style:parent-style-name="Table_20_Contents">
      <style:text-properties officeooo:rsid="0006dcd8" officeooo:paragraph-rsid="0006dcd8"/>
    </style:style>
    <style:style style:name="T1" style:family="text">
      <style:text-properties officeooo:rsid="0004be2f"/>
    </style:style>
    <style:style style:name="T2" style:family="text">
      <style:text-properties officeooo:rsid="0005b0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C"/>
        <table:table-column table:style-name="Tableau1.D"/>
        <table:table-column table:style-name="Tableau1.C"/>
        <table:table-column table:style-name="Tableau1.J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J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P1">AS</text:p>
          </table:table-cell>
          <table:table-cell table:style-name="Tableau1.A2" office:value-type="string">
            <text:p text:style-name="P1">0,394s</text:p>
          </table:table-cell>
          <table:table-cell table:style-name="Tableau1.A2" office:value-type="string">
            <text:p text:style-name="P1">0,048s</text:p>
          </table:table-cell>
          <table:table-cell table:style-name="Tableau1.A2" office:value-type="string">
            <text:p text:style-name="P1">0,008s</text:p>
          </table:table-cell>
          <table:table-cell table:style-name="Tableau1.A2" office:value-type="string">
            <text:p text:style-name="P2">1,544s</text:p>
          </table:table-cell>
          <table:table-cell table:style-name="Tableau1.A2" office:value-type="string">
            <text:p text:style-name="P1">0,095s</text:p>
          </table:table-cell>
          <table:table-cell table:style-name="Tableau1.A2" office:value-type="string">
            <text:p text:style-name="P1">0,026s</text:p>
          </table:table-cell>
          <table:table-cell table:style-name="Tableau1.A2" office:value-type="string">
            <text:p text:style-name="P2">2,850s</text:p>
          </table:table-cell>
          <table:table-cell table:style-name="Tableau1.A2" office:value-type="string">
            <text:p text:style-name="P2">0,237s</text:p>
            <text:p text:style-name="P4"/>
          </table:table-cell>
          <table:table-cell table:style-name="Tableau1.J2" office:value-type="string">
            <text:p text:style-name="P2">0,021s</text:p>
          </table:table-cell>
        </table:table-row>
        <table:table-row>
          <table:table-cell table:style-name="Tableau1.A2" office:value-type="string">
            <text:p text:style-name="P1"><text:span text:style-name="T2">MMAP</text:span> <text:s text:c="2"/><text:span text:style-name="T1">real</text:span></text:p>
            <text:p text:style-name="P1"><text:s text:c="15"/><text:span text:style-name="T1">usr</text:span></text:p>
            <text:p text:style-name="P1"><text:s text:c="15"/><text:span text:style-name="T1">sys</text:span></text:p>
          </table:table-cell>
          <table:table-cell table:style-name="Tableau1.A2" office:value-type="string">
            <text:p text:style-name="P3">0,131s</text:p>
            <text:p text:style-name="P3">0s</text:p>
            <text:p text:style-name="P3">0,028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0,642s</text:p>
            <text:p text:style-name="P3">0s</text:p>
            <text:p text:style-name="P3">0,52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1,064s</text:p>
            <text:p text:style-name="P3">0s</text:p>
            <text:p text:style-name="P3">0,100s</text:p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GLIBC real</text:p>
            <text:p text:style-name="P4"><text:s text:c="13"/>usr</text:p>
            <text:p text:style-name="P4"><text:s text:c="13"/>sys</text:p>
          </table:table-cell>
          <table:table-cell table:style-name="Tableau1.A2" office:value-type="string">
            <text:p text:style-name="P5">0,125s</text:p>
            <text:p text:style-name="P5">0s</text:p>
            <text:p text:style-name="P5">0,028s</text:p>
          </table:table-cell>
          <table:table-cell table:style-name="Tableau1.A2" office:value-type="string">
            <text:p text:style-name="P5">0,120s</text:p>
            <text:p text:style-name="P5">0s</text:p>
            <text:p text:style-name="P5">0,028s</text:p>
          </table:table-cell>
          <table:table-cell table:style-name="Tableau1.A2" office:value-type="string">
            <text:p text:style-name="P5">0,119s</text:p>
            <text:p text:style-name="P5">0s</text:p>
            <text:p text:style-name="P5">0,20</text:p>
          </table:table-cell>
          <table:table-cell table:style-name="Tableau1.A2" office:value-type="string">
            <text:p text:style-name="P5">0,534s</text:p>
            <text:p text:style-name="P5">0,008s</text:p>
            <text:p text:style-name="P5">0,088s</text:p>
          </table:table-cell>
          <table:table-cell table:style-name="Tableau1.A2" office:value-type="string">
            <text:p text:style-name="P5">0,499s</text:p>
            <text:p text:style-name="P5">0s</text:p>
            <text:p text:style-name="P5">0,048</text:p>
          </table:table-cell>
          <table:table-cell table:style-name="Tableau1.A2" office:value-type="string">
            <text:p text:style-name="P5">0,0491s</text:p>
            <text:p text:style-name="P5">0s</text:p>
            <text:p text:style-name="P5">0,044s</text:p>
          </table:table-cell>
          <table:table-cell table:style-name="Tableau1.A2" office:value-type="string">
            <text:p text:style-name="P5">1,006s</text:p>
            <text:p text:style-name="P5">0,004s</text:p>
            <text:p text:style-name="P5">0,0132s</text:p>
          </table:table-cell>
          <table:table-cell table:style-name="Tableau1.A2" office:value-type="string">
            <text:p text:style-name="P5">1,020s</text:p>
            <text:p text:style-name="P5">0s</text:p>
            <text:p text:style-name="P5">0,156s</text:p>
          </table:table-cell>
          <table:table-cell table:style-name="Tableau1.J2" office:value-type="string">
            <text:p text:style-name="P5">0,956s</text:p>
            <text:p text:style-name="P5">0s</text:p>
            <text:p text:style-name="P5">0,068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mel Olivier</meta:initial-creator>
    <meta:creation-date>2018-11-23T13:47:05.351321059</meta:creation-date>
    <dc:date>2018-11-23T15:04:01.368669836</dc:date>
    <dc:creator>Hamel Olivier</dc:creator>
    <meta:editing-duration>PT4S</meta:editing-duration>
    <meta:editing-cycles>1</meta:editing-cycles>
    <meta:document-statistic meta:table-count="1" meta:image-count="0" meta:object-count="0" meta:page-count="1" meta:paragraph-count="52" meta:word-count="54" meta:character-count="319" meta:non-whitespace-character-count="259"/>
    <meta:generator>LibreOffice/4.3.3.2$Linux_X86_64 LibreOffice_project/430m0$Build-2</meta:generator>
  </office:meta>
</office:document-meta>
</file>